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3" table:default-cell-style-name="Default"/>
        <table:table-column table:style-name="co2" table:number-columns-repeated="115" table:default-cell-style-name="Default"/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modify</text:p>
          </table:table-cell>
          <table:table-cell table:style-name="Gnumeric-default" office:value-type="string" calcext:value-type="string">
            <text:p>~/Programs/opencv-3.2.0/samples/python/digits.py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this is based on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http://docs.opencv.org/3.0-beta/doc/py_tutorials/py_ml/py_svm/py_svm_opencv/py_svm_opencv.html#svm-opencv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o recognize characters (A-Z, not Q, not I, not O), <text:s/>all digits and ‘-’,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generate positive samples each letter has 100 <text:s/>samples in a row, characters are 18 <text:s/>in height and 12 in width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first with rather dirty setting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Angle 5 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s_vs_p = 0.9</text:p>
          </table:table-cell>
          <table:table-cell table:style-name="ce1" office:value-type="string" calcext:value-type="string">
            <text:p><text:s/>salt_amount=0.01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gaussAdd</text:p>
          </table:table-cell>
          <table:table-cell table:style-name="Gnumeric-default" office:value-type="string" calcext:value-type="string">
            <text:p>gauss = np.random.normal(0.3, 0.5, (row, col))</text:p>
          </table:table-cell>
          <table:table-cell table:style-name="Gnumeric-default" table:number-columns-repeated="126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blur</text:p>
          </table:table-cell>
          <table:table-cell table:style-name="Gnumeric-default" office:value-type="string" calcext:value-type="string">
            <text:p>distr = [1,1,3,3,3,3,5,5,7]</text:p>
          </table:table-cell>
          <table:table-cell table:style-name="Gnumeric-default" table:number-columns-repeated="6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9"/>
        </table:table-row>
        <table:table-row table:style-name="ro1">
          <table:table-cell table:style-name="Gnumeric-default" office:value-type="string" calcext:value-type="string">
            <text:p>~/PycharmProjects/TrainSVM/Letter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Letter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error: 0.75 %</text:p>
          </table:table-cell>
          <table:table-cell table:style-name="Gnumeric-default"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raining digit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~/PycharmProjects/TrainSVM/Digits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0123456789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Digits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4"/>
          <table:table-cell/>
          <table:table-cell table:style-name="Gnumeric-default" table:number-columns-repeated="118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Training binary classification (character=1, non-character=0)</text:p>
          </table:table-cell>
          <table:table-cell table:style-name="Gnumeric-default" table:number-columns-repeated="11"/>
          <table:table-cell table:style-name="Gnumeric-default" office:value-type="string" calcext:value-type="string">
            <text:p>python3 ../../Plate2Letters/showPictureMatplotlib.py SvmDir/allSVM.tif</text:p>
          </table:table-cell>
          <table:table-cell table:style-name="Gnumeric-default" table:number-columns-repeated="115"/>
        </table:table-row>
        <table:table-row table:style-name="ro1">
          <table:table-cell table:style-name="Gnumeric-default" office:value-type="string" calcext:value-type="string">
            <text:p>~/PycharmProjects/TrainSVM/Binary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getCharaters4Training.py "../../deep-anpr-orig/fonts/finPlate.ttf" "ABCDEFGHIJKLMNOPRSTUVXYZ0123456789" "/home/../SUN397forPlate/*/*jpg"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~/PycharmProjects/TrainSVM/Binary/SvmDir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python3 ../../character.py allSVM.tif allSVM.txt</text:p>
          </table:table-cell>
          <table:table-cell table:style-name="Gnumeric-default" table:number-columns-repeated="123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Predict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~/PycharmProjects/Image2Letters/Test&gt;</text:p>
          </table:table-cell>
          <table:table-cell table:style-name="Gnumeric-default" table:number-columns-repeated="3"/>
          <table:table-cell table:style-name="Gnumeric-default" office:value-type="string" calcext:value-type="string">
            <text:p><text:s/>python3 ../rekkariDetectionSave.py <text:s/>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image to plate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python3 ../filterCharacterRegions.py 0-plateOnly-vkz-825.jpg</text:p>
          </table:table-cell>
          <table:table-cell table:style-name="Gnumeric-default" table:number-columns-repeated="4"/>
          <table:table-cell table:style-name="Gnumeric-default" office:value-type="string" calcext:value-type="string">
            <text:p>plate to character regions</text:p>
          </table:table-cell>
          <table:table-cell table:style-name="Gnumeric-default" table:number-columns-repeated="118"/>
        </table:table-row>
        <table:table-row table:style-name="ro1">
          <table:table-cell table:style-name="Gnumeric-default" table:number-columns-repeated="4"/>
          <table:table-cell table:style-name="Gnumeric-default" office:value-type="string" calcext:value-type="string">
            <text:p><text:s/>python3 ../myClassifier.py 5-plateOnly-vkz-825.jpg.tif <text:s/>/home/mka/PycharmProjects/TrainSVM/Binary/SvmDir/digits_svm.dat</text:p>
          </table:table-cell>
          <table:table-cell table:style-name="Gnumeric-default" table:number-columns-repeated="4"/>
          <table:table-cell/>
          <table:table-cell table:style-name="Gnumeric-default"/>
          <table:table-cell/>
          <table:table-cell table:style-name="Gnumeric-default" table:number-columns-repeated="116"/>
        </table:table-row>
        <table:table-row table:style-name="ro1">
          <table:table-cell office:value-type="string" calcext:value-type="string">
            <text:p>logistic regression (for proper probabilities)</text:p>
          </table:table-cell>
          <table:table-cell table:number-columns-repeated="3"/>
          <table:table-cell office:value-type="string" calcext:value-type="string">
            <text:p>http://stackoverflow.com/questions/37282275/logistic-regression-on-mnist-dataset</text:p>
          </table:table-cell>
          <table:table-cell table:number-columns-repeated="123"/>
        </table:table-row>
        <table:table-row table:style-name="ro2">
          <table:table-cell table:number-columns-repeated="128"/>
        </table:table-row>
        <table:table-row table:style-name="ro1">
          <table:table-cell office:value-type="string" calcext:value-type="string">
            <text:p>binary classification, see opencv/samples/letter_recog.py and </text:p>
          </table:table-cell>
          <table:table-cell table:number-columns-repeated="4"/>
          <table:table-cell office:value-type="string" calcext:value-type="string">
            <text:p>archive.ics.uci.edu/ml/</text:p>
          </table:table-cell>
          <table:table-cell/>
          <table:table-cell office:value-type="string" calcext:value-type="string">
            <text:p>(seems to be down…)</text:p>
          </table:table-cell>
          <table:table-cell table:number-columns-repeated="120"/>
        </table:table-row>
        <table:table-row table:style-name="ro2" table:number-rows-repeated="93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12:19:44.026521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0T14:16:04.311071143</dc:date>
    <meta:creation-date>2017-04-15T08:57:38Z</meta:creation-date>
    <meta:editing-cycles>13</meta:editing-cycles>
    <meta:editing-duration>P1DT2H8M26S</meta:editing-duration>
    <meta:generator>LibreOffice/5.1.4.2$Linux_X86_64 LibreOffice_project/10m0$Build-2</meta:generator>
    <meta:document-statistic meta:table-count="1" meta:cell-count="43" meta:object-count="0"/>
  </office:meta>
</office:document-meta>
</file>